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May 1</text:p>
      <text:p text:style-name="Standard"/>
      <text:p text:style-name="Standard">Saved “cluster73.clu” from HHOMP database to “spring 2012 final paper/typical seq id/cluster73.clu”.</text:p>
      <text:p text:style-name="Standard">Saved “spring 2012 final paper/typical seq id/1A0S.fasta” from the PDB page<text:s/>for 1A0S. In previous work (“structure comparisons” folder I think?) I found that the sequence labeled chain P in this file is the same as the sequence of chain P from the PDB file.</text:p>
      <text:p text:style-name="Standard">Saved “DJ-M_BBTMALL.txt”, Jie Liang's BBTMALL matrix, from an email Daniel<text:s/>sent me on March 7.</text:p>
      <text:p text:style-name="Standard"><text:line-break/>Using ClustalX with the following settings (default unless indicated):<text:line-break/>Alignment-&gt;Alignment Parameters-&gt;Multiple Alignment parameters, User Defined Matrix: BBTMALL</text:p>
      <text:p text:style-name="Standard">Alignment-&gt;Alignment Parameters-&gt;Reset All Gaps Before Alignment: checked</text:p>
      <text:p text:style-name="Standard">I aligned the protein sequences from cluster73.clu (removed consensus sequences, and stuff like bb_pred that isn't really proteins equences) with the chain P sequence from 1A0S.fasta</text:p>
      <text:p text:style-name="Standard">Saved result as “cluster 73 1a0s.aln”</text:p>
      <text:p text:style-name="Standard"/>
      <text:p text:style-name="Standard">Ran script “compare_id.py” with input “cluster73 1a0s.aln” and “1A0S”, saved output as “identities.txt”</text:p>
      <text:p text:style-name="Standard"/>
      <text:p text:style-name="Standard"/>
      <text:p text:style-name="Standard">May 2</text:p>
      <text:p text:style-name="Standard"/>
      <text:p text:style-name="Standard">Renamed "cluster73 1a0s.aln" to "cluster73 1a0s bbtmall.aln"</text:p>
      <text:p text:style-name="Standard">Re-aligned with the gonnet series matrices and saved as "cluster73 1a0s gonnet.aln"</text:p>
      <text:p text:style-name="Standard"/>
      <text:p text:style-name="Standard">Renamed "identities.txt" to "bbtmall identities.txt"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xander Davis</meta:initial-creator>
    <dc:creator>Nanda Lab</dc:creator>
    <meta:creation-date>2012-05-01T19:12:00Z</meta:creation-date>
    <dc:date>2012-05-03T00:55:00Z</dc:date>
    <meta:template xlink:href="Normal.dotm" xlink:type="simple"/>
    <meta:editing-cycles>6</meta:editing-cycles>
    <meta:editing-duration>PT12060S</meta:editing-duration>
    <meta:document-statistic meta:page-count="1" meta:paragraph-count="2" meta:word-count="184" meta:character-count="1233" meta:row-count="8" meta:non-whitespace-character-count="1051"/>
  </office:meta>
</office:document-meta>
</file>